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0c0c0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left" draw:textarea-vertical-align="top" draw:auto-grow-height="false"/>
    </style:style>
    <style:style style:name="gr4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2.6cm"/>
    </style:style>
    <style:style style:name="gr15" style:family="graphic" style:parent-style-name="standard">
      <style:graphic-properties svg:stroke-color="#00ff00" draw:marker-start="Dimension_20_Lines" draw:marker-start-width="0.3cm" draw:marker-end="Dimension_20_Lines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2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cm" svg:height="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cm" svg:height="2.9cm" svg:x="2.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8cm" svg:height="1.8cm" svg:x="2.6cm" svg:y="2.1cm">
          <text:p text:style-name="P1">Competition from other customers –</text:p>
          <text:p text:style-name="P1">unknowable (5-95%)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cm" svg:height="0.4cm" svg:x="5.7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6.7cm" svg:height="0.6cm" svg:x="5.7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7cm" svg:height="0.5cm" svg:x="5.7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73cm" svg:height="0.9cm" svg:x="12.427cm" svg:y="4.4cm">
          <text:p text:style-name="P1">Prob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0.7cm" svg:x="8.1cm" svg:y="4.2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972cm" svg:height="0.962cm" svg:x="2.9cm" svg:y="4.038cm">
          <draw:text-box>
            <text:p text:style-name="P1">Total Bandwidth</text:p>
          </draw:text-box>
        </draw:frame>
        <draw:custom-shape draw:style-name="gr5" draw:text-style-name="P1" draw:layer="layout" svg:width="2.3cm" svg:height="0.2cm" svg:x="12.427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5cm" svg:x="12.4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73cm" svg:height="0.4cm" svg:x="12.427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682cm" svg:height="0.962cm" svg:x="8.4cm" svg:y="4.1cm">
          <draw:text-box>
            <text:p text:style-name="P1">Unused</text:p>
          </draw:text-box>
        </draw:frame>
        <draw:custom-shape draw:style-name="gr9" draw:text-style-name="P1" draw:layer="layout" svg:width="3.5cm" svg:height="0.7cm" svg:x="14.7cm" svg:y="4.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8cm" svg:y1="4cm" svg:x2="2.8cm" svg:y2="6.9cm">
          <text:p/>
        </draw:line>
        <draw:line draw:style-name="gr13" draw:text-style-name="P1" draw:layer="layout" svg:x1="8.4cm" svg:y1="4.2cm" svg:x2="8.4cm" svg:y2="4.9cm">
          <text:p/>
        </draw:line>
        <draw:custom-shape draw:style-name="gr9" draw:text-style-name="P1" draw:layer="layout" svg:width="2.3cm" svg:height="0.1cm" svg:x="12.4cm" svg:y="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0.5cm" svg:x="14.7cm" svg:y="5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3.1cm" svg:height="0.962cm" svg:x="15cm" svg:y="4.138cm">
          <draw:text-box>
            <text:p text:style-name="P1">Available</text:p>
          </draw:text-box>
        </draw:frame>
        <draw:line draw:style-name="gr15" draw:text-style-name="P1" draw:layer="layout" svg:x1="15cm" svg:y1="4.4cm" svg:x2="15cm" svg:y2="5.3cm">
          <text:p/>
        </draw:line>
        <draw:custom-shape draw:style-name="gr6" draw:text-style-name="P1" draw:layer="layout" svg:width="3.5cm" svg:height="0.6cm" svg:x="14.7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0.4cm" svg:x="14.7cm" svg:y="6.3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3cm" svg:y1="5cm" svg:x2="5.3cm" svg:y2="6.7cm">
          <text:p/>
        </draw:line>
        <draw:frame draw:style-name="gr16" draw:text-style-name="P1" draw:layer="layout" svg:width="2cm" svg:height="0.962cm" svg:x="3.4cm" svg:y="5.4cm">
          <draw:text-box>
            <text:p text:style-name="P1">Us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5-09T16:23:02</meta:creation-date>
    <dc:date>2013-05-09T16:55:41</dc:date>
    <dc:creator>Chris Wilson</dc:creator>
    <meta:editing-duration>PT16M56S</meta:editing-duration>
    <meta:editing-cycles>3</meta:editing-cycles>
    <meta:generator>LibreOffice/3.5$Linux_x86 LibreOffice_project/350m1$Build-2</meta:generator>
    <meta:document-statistic meta:object-count="26"/>
  </office:meta>
</office:document-meta>
</file>